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Monaco, 'Courier New', Courier, monospace"/>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margin-left="0cm" fo:margin-right="0cm" fo:orphans="2" fo:widows="2" fo:text-indent="0cm" style:auto-text-indent="false"/>
    </style:style>
    <style:style style:name="P4" style:family="paragraph" style:parent-style-name="Standard" style:master-page-name="Standard">
      <style:paragraph-properties style:page-number="auto"/>
      <style:text-properties fo:font-weight="bold" style:font-weight-asian="bold" style:font-weight-complex="bold"/>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text-properties fo:font-weight="bold" style:font-weight-asian="bold" style:font-weight-complex="bold"/>
    </style:style>
    <style:style style:name="P14" style:family="paragraph" style:parent-style-name="Standard" style:list-style-name="L15">
      <style:text-properties fo:font-weight="bold" style:font-weight-asian="bold" style:font-weight-complex="bold"/>
    </style:style>
    <style:style style:name="P15" style:family="paragraph" style:parent-style-name="Standard" style:list-style-name="L16">
      <style:text-properties fo:font-weight="bold" style:font-weight-asian="bold" style:font-weight-complex="bold"/>
    </style:style>
    <style:style style:name="P16" style:family="paragraph" style:parent-style-name="Standard" style:list-style-name="L18">
      <style:text-properties fo:font-weight="bold" style:font-weight-asian="bold" style:font-weight-complex="bold"/>
    </style:style>
    <style:style style:name="P17" style:family="paragraph" style:parent-style-name="Standard" style:list-style-name="L19">
      <style:text-properties fo:font-weight="bold" style:font-weight-asian="bold" style:font-weight-complex="bold"/>
    </style:style>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text-properties fo:font-weight="normal" style:font-weight-asian="normal" style:font-weight-complex="normal"/>
    </style:style>
    <style:style style:name="P24" style:family="paragraph" style:parent-style-name="Standard" style:list-style-name="L14">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variant="normal" fo:text-transform="none" style:font-name="Menlo" fo:font-size="12pt" fo:letter-spacing="normal" fo:font-style="normal" fo:font-weight="normal"/>
    </style:style>
    <style:style style:name="T3" style:family="text">
      <style:text-properties fo:font-variant="normal" fo:text-transform="none" style:font-name="Menlo" fo:font-size="12pt" fo:letter-spacing="normal" fo:font-style="normal" fo:font-weight="normal" style:font-weight-asian="normal" style:font-weight-complex="normal"/>
    </style:style>
    <style:style style:name="T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What is the difference between callback and promise?</text:p>
      <text:p text:style-name="Standard"><text:span text:style-name="T1">Callback =&gt; </text:span>A callback is a function that is passed to an another function. A callback may or may not be executed asynchronously.</text:p>
      <text:p text:style-name="Standard"><text:span text:style-name="T1">Promise <text:s/>=&gt; </text:span><text:s/>A Promise is a object which takes a callback and executes it asynchronously.</text:p>
      <text:p text:style-name="Standard"><text:span text:style-name="T1">Functional Components <text:s/>=&gt;</text:span> It is a simple Javascript function, you can use both regular and arrow functions for it.</text:p>
      <text:p text:style-name="Standard"><text:span text:style-name="T1">Keys <text:s/>=&gt;</text:span> A key is a unique identifier. In React, it is used to identify which items have changed, updated, or deleted from the Lists. </text:p>
      <text:p text:style-name="Standard"><text:span text:style-name="T1">Keys <text:s/>=&gt;</text:span> React keeps track of the identity of each list item by it’s key attribute. Using this prop it determines what items were added, changed or remove</text:p>
      <text:p text:style-name="Standard"><text:span text:style-name="T1">Refs <text:s/>=&gt;</text:span> Refs is the shorthand used for references in React. <text:s/>It is an attribute which makes it <text:s/>to store a reference to particular DOM nodes or React elements. It provides a way to access React DOM nodes or React elements and how to interact with it. It is used when we want to change the value of a child component, without making the use of props.</text:p>
      <text:p text:style-name="Standard"/>
      <text:p text:style-name="Standard"><text:span text:style-name="T1">How to create Refs <text:s/>=&gt; </text:span>In React, Refs can be created by using React.createRef().It can be assigned to React elements via the ref attribute.</text:p>
      <text:p text:style-name="Standard">&lt;div ref={this.callRef} /&gt;</text:p>
      <text:p text:style-name="P1">How to access Refs</text:p>
      <text:p text:style-name="Standard">In React, when a ref is passed to an element inside render method, a reference to the node can be accessed via the current attribute of the ref.</text:p>
      <text:p text:style-name="Standard">const <text:span text:style-name="T1">node</text:span> = this.callRef.current; <text:s/></text:p>
      <text:p text:style-name="Standard"/>
      <text:p text:style-name="Standard"><text:span text:style-name="T1">React Render =&gt; <text:s/></text:span>In React, whenever you want to render something on the screen, you need to use a render method inside the component.</text:p>
      <text:p text:style-name="Standard">This render method can return single elements or multiple elements. The render method will only render a single root node inside it at a time. However, if you want to return multiple elements, the render method will require a 'div' tag and put the entire content or elements inside it. </text:p>
      <text:p text:style-name="Standard">This extra node to the DOM sometimes results in the wrong formatting of your HTML output and also not loved by the many developers.</text:p>
      <text:p text:style-name="Standard"/>
      <text:p text:style-name="P1">How to React Render </text:p>
      <text:p text:style-name="Standard">React renders HTML to the web page by using a function called ReactDOM.render().</text:p>
      <text:p text:style-name="Standard"/>
      <text:p text:style-name="Standard"><text:span text:style-name="T1">ReactDOM.render() Function =&gt; </text:span>The ReactDOM.render() function takes two arguments, HTML code and an HTML element.</text:p>
      <text:p text:style-name="Standard">ReactDOM.render(&lt;p&gt;Hello&lt;/p&gt;, document.getElementById('root'));</text:p>
      <text:p text:style-name="Standard"><text:span text:style-name="T1">what is HTML <text:s/>=&gt; <text:s/></text:span>JSX which allows you to write HTML tags inside the JavaScript code.</text:p>
      <text:p text:style-name="Standard"><text:span text:style-name="T1">The Root =&gt; </text:span>The root node is the HTML element where you want to display the result.</text:p>
      <text:p text:style-name="Standard"><text:s/>document.getElementById('root')</text:p>
      <text:p text:style-name="P2"><text:soft-page-break/>The main difference between state and props is that props are immutable.</text:p>
      <text:p text:style-name="Standard"><text:span text:style-name="T1">props =&gt;</text:span> Props are Unchangeable <text:s/>- Immutable. </text:p>
      <text:p text:style-name="Standard"><text:span text:style-name="T1">props =&gt; </text:span>Components receive props from their parent. These props should not be modified inside the <text:s/>component. </text:p>
      <text:p text:style-name="Standard"/>
      <text:p text:style-name="Standard"><text:span text:style-name="T1">State <text:s/>=&gt;</text:span> State are changeable - Mutable</text:p>
      <text:p text:style-name="Standard"><text:span text:style-name="T1">state =&gt;</text:span> State allows React components to dynamically change output over time in response to certain events.</text:p>
      <text:p text:style-name="Standard">Or </text:p>
      <text:p text:style-name="Standard"><text:span text:style-name="T1">state =&gt;</text:span> State allows React components to change their output over time in response to user actions, network responses, and anything else, <text:s/>without violating this rule.</text:p>
      <text:list xml:id="list7969787589383608363" text:style-name="L1">
        <text:list-item>
          <text:p text:style-name="P5">state is initialized inside a constructor</text:p>
        </text:list-item>
      </text:list>
      <text:p text:style-name="Standard"><text:span text:style-name="T1">setState() =&gt;</text:span> setState is the API method provided the react library and the user is able to define and manipulate the state over time.</text:p>
      <text:p text:style-name="Standard"/>
      <text:p text:style-name="Standard"><text:span text:style-name="T1">Component =&gt; </text:span>React Component is an independent, reusable code and it contains HTML <text:s/>+ Javascript. Components data will be stored in component's State. </text:p>
      <text:p text:style-name="Standard"><text:s/>when a component state is changed React will re-render the component to the browser.</text:p>
      <text:p text:style-name="Standard"/>
      <text:p text:style-name="Standard"><text:span text:style-name="T1">store =&gt; </text:span>A store is an object that brings them together. A store has the following responsibilities:</text:p>
      <text:p text:style-name="Standard">var store = createStore()</text:p>
      <text:list xml:id="list1392022677904882820" text:style-name="L2">
        <text:list-item>
          <text:p text:style-name="P6">Holds application state;</text:p>
        </text:list-item>
        <text:list-item>
          <text:p text:style-name="P6">Allows access to state via getState();</text:p>
        </text:list-item>
        <text:list-item>
          <text:p text:style-name="P6">Allows state to be updated via dispatch(action);</text:p>
        </text:list-item>
        <text:list-item>
          <text:p text:style-name="P6">storeRegisters listeners via subscribe(listener);</text:p>
        </text:list-item>
      </text:list>
      <text:p text:style-name="Standard"/>
      <text:p text:style-name="Standard"><text:span text:style-name="T1">React Fragments =&gt; <text:s/></text:span>Fragments from the 16.2 and above version. Fragments allow you to group a list of children without adding extra nodes to the DOM.</text:p>
      <text:p text:style-name="Standard"><text:s/>&lt;React.Fragment&gt;</text:p>
      <text:p text:style-name="Standard"><text:s text:c="4"/>&lt;h2&gt; child1 &lt;/h2&gt; <text:s text:c="2"/></text:p>
      <text:p text:style-name="Standard"><text:s text:c="4"/>&lt;h2&gt; child2 &lt;/h2&gt; <text:s text:c="2"/></text:p>
      <text:p text:style-name="Standard"><text:s/>&lt;/React.Fragment&gt;</text:p>
      <text:p text:style-name="Standard"><text:s/></text:p>
      <text:p text:style-name="P1">Why we use Fragments?</text:p>
      <text:p text:style-name="Standard">The main reason to use Fragments tag is:</text:p>
      <text:list xml:id="list1250817153288296516" text:style-name="L3">
        <text:list-item>
          <text:p text:style-name="P7">It makes the execution of code faster as compared to the div tag.</text:p>
        </text:list-item>
        <text:list-item>
          <text:p text:style-name="P7">It takes less memory.</text:p>
        </text:list-item>
      </text:list>
      <text:p text:style-name="P1">Fragments Short Syntax</text:p>
      <text:p text:style-name="Standard"><text:soft-page-break/>It looks like empty tag in which we can use of '&lt;&gt;' and '' instead of the 'React.Fragment'.</text:p>
      <text:p text:style-name="P1">&lt;&gt;</text:p>
      <text:p text:style-name="Standard"><text:s text:c="4"/>&lt;h2&gt; child1 &lt;/h2&gt; <text:s text:c="2"/></text:p>
      <text:p text:style-name="Standard"><text:s text:c="4"/>&lt;h2&gt; child2 &lt;/h2&gt; <text:s text:c="2"/></text:p>
      <text:p text:style-name="P1"><text:s/>&lt;/&gt;</text:p>
      <text:p text:style-name="Standard"/>
      <text:p text:style-name="Standard"/>
      <text:p text:style-name="P1">what is ReactJS?</text:p>
      <text:p text:style-name="Standard">React is a JavaScript library for building user interfaces. React is used to build single page applications. React allows us to create reusable UI components.</text:p>
      <text:p text:style-name="P1">How does React Work?</text:p>
      <text:p text:style-name="Standard">React creates a VIRTUAL DOM in memory.</text:p>
      <text:p text:style-name="Standard">Instead of manipulating the browser's DOM directly, React creates a virtual DOM in memory, where as react manipulating the <text:s/>necessary before making the changes in the browser DOM.</text:p>
      <text:p text:style-name="Standard"/>
      <text:p text:style-name="P1">How to React Render </text:p>
      <text:p text:style-name="Standard">React renders HTML to the web page by using a function called ReactDOM.render().</text:p>
      <text:p text:style-name="Standard"><text:span text:style-name="T1">Provider =&gt; <text:s/></text:span>Wraps the React application and makes the Redux state available to all container components in the application’s hierarchy.</text:p>
      <text:p text:style-name="Standard"/>
      <text:p text:style-name="Standard"><text:span text:style-name="T1">Action =&gt; </text:span>action is a payloads of information that send data from your application to your store. They are the only source of information for the store.</text:p>
      <text:p text:style-name="Standard">store.dispatch(); </text:p>
      <text:p text:style-name="P1">what is action creator ?</text:p>
      <text:p text:style-name="Standard">An action creator is <text:s/>a function that returns an action object.</text:p>
      <text:p text:style-name="Standard">const <text:span text:style-name="T1">actionCreator</text:span> = (text) =&gt; {</text:p>
      <text:p text:style-name="Standard"><text:tab/>return { </text:p>
      <text:p text:style-name="Standard"><text:tab/><text:tab/>type:'number',</text:p>
      <text:p text:style-name="Standard"><text:tab/><text:tab/>payload:text }</text:p>
      <text:p text:style-name="Standard">}</text:p>
      <text:p text:style-name="Standard">or</text:p>
      <text:p text:style-name="Standard">function <text:span text:style-name="T1">actionCreator</text:span>(text){</text:p>
      <text:p text:style-name="Standard"><text:tab/>const myAction = {</text:p>
      <text:p text:style-name="Standard"><text:tab/><text:tab/>type:'number',</text:p>
      <text:p text:style-name="Standard"><text:tab/><text:tab/>payload:text</text:p>
      <text:p text:style-name="Standard"><text:tab/>}</text:p>
      <text:p text:style-name="Standard"><text:tab/>dispatch(myAction)</text:p>
      <text:p text:style-name="Standard">}</text:p>
      <text:p text:style-name="Standard"><text:soft-page-break/><text:span text:style-name="T1">Keyed Fragments =&gt; <text:s/></text:span>The shorthand syntax does not accept key attributes. You need a key for mapping a collection to an array of fragments such as to create a description list. </text:p>
      <text:p text:style-name="Standard">If you need to provide keys, you have to declare the fragments with the explicit &lt;React.Fragment&gt;</text:p>
      <text:p text:style-name="Standard"/>
      <text:p text:style-name="Standard">Function <text:s/>= (props) { <text:s/></text:p>
      <text:p text:style-name="Standard"><text:s text:c="2"/>return ( <text:s/></text:p>
      <text:p text:style-name="Standard"><text:s text:c="4"/>&lt;Fragment&gt; <text:s/></text:p>
      <text:p text:style-name="Standard"><text:s text:c="6"/>{props.items.data.map(item =&gt; ( <text:s/></text:p>
      <text:p text:style-name="Standard"><text:s text:c="8"/>// Without the 'key', React will give a key warning <text:s/></text:p>
      <text:p text:style-name="Standard"><text:s text:c="8"/>&lt;React.Fragment key={item.id}&gt; <text:s/></text:p>
      <text:p text:style-name="Standard"><text:s text:c="10"/>&lt;h2&gt;{item.name}&lt;/h2&gt; <text:s/></text:p>
      <text:p text:style-name="Standard"><text:s text:c="10"/>&lt;p&gt;{item.url}&lt;/p&gt; <text:s/></text:p>
      <text:p text:style-name="Standard"><text:s text:c="10"/>&lt;p&gt;{item.description}&lt;/p&gt; <text:s/></text:p>
      <text:p text:style-name="Standard"><text:s text:c="8"/>&lt;/React.Fragment&gt; <text:s/></text:p>
      <text:p text:style-name="Standard"><text:s text:c="6"/>))} <text:s/></text:p>
      <text:p text:style-name="Standard"><text:s text:c="4"/>&lt;/Fragment&gt; <text:s/></text:p>
      <text:p text:style-name="Standard"><text:s text:c="2"/>) <text:s/></text:p>
      <text:p text:style-name="Standard">} <text:s/></text:p>
      <text:p text:style-name="Standard"><text:span text:style-name="T1">{} =&gt; </text:span>This feature allows us to use <text:s/>native features of JavaScript inside our template tags including native iterators, such as map and forEach.</text:p>
      <text:p text:style-name="Standard">const Number <text:s/>= [1, 10, 100, 1000, 10000];</text:p>
      <text:p text:style-name="Standard"><text:tab/>&lt;ul&gt;</text:p>
      <text:p text:style-name="Standard"><text:tab/><text:tab/>{ </text:p>
      <text:p text:style-name="Standard"><text:tab/><text:tab/><text:tab/>Number.map( i =&gt; return &lt;li&gt;{i}&lt;li&gt; )</text:p>
      <text:p text:style-name="Standard"><text:tab/><text:tab/>}</text:p>
      <text:p text:style-name="Standard"><text:tab/>&lt;/ul&gt;</text:p>
      <text:p text:style-name="Standard"><text:tab/></text:p>
      <text:p text:style-name="P1">React contains three different packages for routing. These are:</text:p>
      <text:list xml:id="list953691392653410525" text:style-name="L4">
        <text:list-item>
          <text:p text:style-name="P8"><text:span text:style-name="T1">react-router: </text:span>It provides the core routing components and functions for the React Router applications.</text:p>
        </text:list-item>
        <text:list-item>
          <text:p text:style-name="P8"><text:span text:style-name="T1">react-router-native:</text:span> It is used for mobile applications.</text:p>
        </text:list-item>
        <text:list-item>
          <text:p text:style-name="P8"><text:span text:style-name="T1">react-router-dom: </text:span>It is used for web applications design.</text:p>
        </text:list-item>
      </text:list>
      <text:p text:style-name="Standard"><text:span text:style-name="T1">Components in React Router =&gt; </text:span>There are two types of router components:</text:p>
      <text:list xml:id="list8340326468151144864" text:style-name="L5">
        <text:list-item>
          <text:p text:style-name="P9">&lt;<text:span text:style-name="T1">BrowserRouter</text:span>&gt;: It is used for handling the dynamic URL.</text:p>
        </text:list-item>
        <text:list-item>
          <text:p text:style-name="P9">&lt;<text:span text:style-name="T1">HashRouter</text:span>&gt;: It is used for handling the static request.</text:p>
        </text:list-item>
      </text:list>
      <text:p text:style-name="Standard"/>
      <text:p text:style-name="P1">What is Route?</text:p>
      <text:p text:style-name="Standard"><text:soft-page-break/>It is used to define and render component based on the specified path. It will accept components and render to define what should be rendered.</text:p>
      <text:p text:style-name="Standard">const <text:span text:style-name="T1">routing</text:span> = ( <text:s/></text:p>
      <text:p text:style-name="Standard"><text:s text:c="2"/>&lt;<text:span text:style-name="T1">Router</text:span>&gt; <text:s/></text:p>
      <text:p text:style-name="Standard"><text:s text:c="2"/><text:tab/> <text:s/>&lt;div&gt;</text:p>
      <text:p text:style-name="Standard"><text:tab/><text:tab/>&lt;Route path="/" component={App} /&gt; <text:s/></text:p>
      <text:p text:style-name="Standard"><text:tab/><text:tab/>&lt;Route path="/about" component={About} /&gt; <text:s/></text:p>
      <text:p text:style-name="Standard"><text:s text:c="4"/><text:tab/>&lt;/div&gt; <text:s/></text:p>
      <text:p text:style-name="Standard"><text:s text:c="2"/>&lt;/<text:span text:style-name="T1">Router</text:span>&gt;</text:p>
      <text:p text:style-name="P1">Adding Navigation using Link component</text:p>
      <text:p text:style-name="Standard">Sometimes, we want to need multiple links on a single page. When we click on any of that particular Link, it should load that page which is <text:s/>associated with that path without reloading the web page. To do this, we need to import &lt;Link&gt; component in the index.js file.</text:p>
      <text:p text:style-name="Standard"><text:s/><text:span text:style-name="T1">What is &lt; Link&gt; component?</text:span></text:p>
      <text:p text:style-name="Standard">This component is used to create links which allow to navigate on different URLs and render its content without reloading the webpage.</text:p>
      <text:p text:style-name="Standard"><text:s text:c="2"/>&lt;<text:span text:style-name="T1">Router</text:span>&gt; <text:s/></text:p>
      <text:p text:style-name="Standard"><text:s text:c="2"/><text:tab/><text:tab/> &lt;Link to="/"&gt;Home&lt;/Link&gt; </text:p>
      <text:p text:style-name="Standard"><text:tab/><text:tab/>&lt;Link to="/about"&gt;About&lt;/Link&gt; <text:tab/></text:p>
      <text:p text:style-name="Standard"><text:tab/><text:tab/>&lt;Route path="/" component={App} /&gt; <text:s/></text:p>
      <text:p text:style-name="Standard"><text:tab/><text:tab/>&lt;Route path="/about" component={About} /&gt; <text:s/></text:p>
      <text:p text:style-name="Standard"/>
      <text:p text:style-name="Standard"><text:s text:c="2"/>&lt;/<text:span text:style-name="T1">Router</text:span>&gt;</text:p>
      <text:p text:style-name="Standard">After adding Link, you can see that the routes are rendered on the screen. Now, if you click on the About, you will see URL is changing and About component is rendered.</text:p>
      <text:p text:style-name="Standard"/>
      <text:p text:style-name="P1">&lt;Link&gt; vs &lt;NavLink&gt;</text:p>
      <text:p text:style-name="Standard">The Link component allows navigating the different routes on the websites, whereas NavLink component is used to add styles to the active routes. </text:p>
      <text:p text:style-name="P1">React Router Switch =&gt;</text:p>
      <text:p text:style-name="Standard">The &lt;Switch&gt; component is used to render components only when the path will be matched. Otherwise, it returns to the not found component.</text:p>
      <text:p text:style-name="Standard">&lt;<text:span text:style-name="T1">Router</text:span>&gt; </text:p>
      <text:p text:style-name="Standard"><text:tab/>&lt;Link to="/"&gt;Home&lt;/Link&gt; </text:p>
      <text:p text:style-name="Standard"><text:tab/>&lt;Link to="/about"&gt;About&lt;/Link&gt; </text:p>
      <text:p text:style-name="Standard"><text:tab/>&lt;<text:span text:style-name="T1">Switch</text:span>&gt;</text:p>
      <text:p text:style-name="Standard"><text:tab/><text:tab/>&lt;Route path="/" component={App} /&gt; <text:s/></text:p>
      <text:p text:style-name="Standard"><text:tab/><text:tab/>&lt;Route path="/about" component={About} /&gt; <text:s/></text:p>
      <text:p text:style-name="Standard"><text:soft-page-break/><text:tab/>&lt;/<text:span text:style-name="T1">Switch</text:span>&gt;</text:p>
      <text:p text:style-name="Standard"/>
      <text:p text:style-name="Standard"><text:s text:c="2"/>&lt;/<text:span text:style-name="T1">Router</text:span>&gt;</text:p>
      <text:p text:style-name="Standard"><text:s text:c="2"/></text:p>
      <text:p text:style-name="P1">React Router &lt;Redirect&gt;</text:p>
      <text:p text:style-name="Standard">A &lt;<text:span text:style-name="T1">Redirect</text:span>&gt; component is used to redirect to another route in our application to maintain the old URLs. It can be placed anywhere in the route hierarchy.</text:p>
      <text:p text:style-name="Standard"/>
      <text:p text:style-name="P1">Nested Routing in React</text:p>
      <text:p text:style-name="Standard">Nested routing allows you to render sub-routes in your application. It can be understood in the below example.If we manually enter the wrong path, it will give the not found error.</text:p>
      <text:p text:style-name="Standard">import React from 'react' <text:s/></text:p>
      <text:p text:style-name="Standard">const Notfound = () =&gt; &lt;h1&gt;Not found&lt;/h1&gt; <text:s/></text:p>
      <text:p text:style-name="Standard">export default Notfound <text:s/></text:p>
      <text:p text:style-name="Standard"/>
      <text:p text:style-name="Standard">&lt;<text:span text:style-name="T1">Router</text:span>&gt; <text:s/></text:p>
      <text:p text:style-name="Standard"><text:tab/>&lt;Link to="/"&gt;Home&lt;/Link&gt; </text:p>
      <text:p text:style-name="Standard"><text:tab/>&lt;Link to="/about"&gt;About&lt;/Link&gt; </text:p>
      <text:p text:style-name="Standard"><text:tab/>&lt;<text:span text:style-name="T1">Switch</text:span>&gt;</text:p>
      <text:p text:style-name="Standard"><text:tab/><text:tab/>&lt;Route path="/" component={App} /&gt; <text:s/></text:p>
      <text:p text:style-name="Standard"><text:tab/><text:tab/>&lt;Route path="/about" component={About} /&gt; </text:p>
      <text:p text:style-name="Standard"><text:tab/><text:tab/>&lt;Route component={Notfound} /&gt; <text:tab/><text:tab/></text:p>
      <text:p text:style-name="Standard"><text:tab/>&lt;/<text:span text:style-name="T1">Switch</text:span>&gt;</text:p>
      <text:p text:style-name="Standard">&lt;/<text:span text:style-name="T1">Router</text:span>&gt;</text:p>
      <text:p text:style-name="Standard"/>
      <text:p text:style-name="Standard"><text:span text:style-name="T1">flux =&gt; </text:span>Flux is a programming concept, where the data is uni-directional. </text:p>
      <text:p text:style-name="Standard"><text:span text:style-name="T1">flux =&gt;</text:span>This data enters the app and flows through it in one direction until it is rendered on the screen.</text:p>
      <text:list xml:id="list6208840973881774142" text:style-name="L6">
        <text:list-item>
          <text:p text:style-name="P10"><text:span text:style-name="T1">uni-directional - </text:span>sending and receiving data in a particular direction</text:p>
        </text:list-item>
        <text:list-item>
          <text:p text:style-name="P10"><text:span text:style-name="T1">uni-directional - </text:span>Moving or operating in only one direction </text:p>
        </text:list-item>
      </text:list>
      <text:p text:style-name="Standard"/>
      <text:p text:style-name="Standard"><text:span text:style-name="T1">Flux Elements =&gt; </text:span>We can divide a Flux concept into four major parts: </text:p>
      <text:list xml:id="list4590069148572628236" text:style-name="L7">
        <text:list-item>
          <text:p text:style-name="P11">Actions </text:p>
        </text:list-item>
        <text:list-item>
          <text:p text:style-name="P11">Dispatcher </text:p>
        </text:list-item>
        <text:list-item>
          <text:p text:style-name="P11">Stores </text:p>
        </text:list-item>
        <text:list-item>
          <text:p text:style-name="P11">Views</text:p>
          <text:p text:style-name="P11"/>
        </text:list-item>
      </text:list>
      <text:p text:style-name="Standard"><text:soft-page-break/><text:span text:style-name="T1">Actions -</text:span> Action <text:s/>as <text:s/>helper <text:s/>that pass data to the dispatcher (trigger the data flow).</text:p>
      <text:p text:style-name="Standard"><text:span text:style-name="T1">dispatcher =&gt; </text:span><text:s/>Dispatcher receives these Actions and broadcasts payloads to registered callbacks. </text:p>
      <text:p text:style-name="Standard">It is used to pass the action to store.</text:p>
      <text:p text:style-name="Standard">Or </text:p>
      <text:p text:style-name="Standard"><text:span text:style-name="T1">dispatcher =&gt; </text:span>It acts as a middleman by passing the actions to the stores that then we can subscribed to it.</text:p>
      <text:p text:style-name="Standard">Or </text:p>
      <text:p text:style-name="Standard"><text:span text:style-name="T1">dispatcher =&gt;</text:span> The dispatcher sends the actions to all the stores that subscribed to it.</text:p>
      <text:p text:style-name="Standard"/>
      <text:p text:style-name="Standard"><text:span text:style-name="T1">store =&gt;</text:span> <text:s/>Store manages the state and contains logic used for any updates in the application.</text:p>
      <text:p text:style-name="Standard">Or </text:p>
      <text:p text:style-name="Standard"><text:span text:style-name="T1">Stores =&gt; </text:span>Store act as containers where the application state and logic are held. The real work in the application is done in the Stores.</text:p>
      <text:p text:style-name="Standard">The Stores are registered to listen in on the actions of the Dispatcher and update the Views according to these actions. </text:p>
      <text:p text:style-name="P1"/>
      <text:p text:style-name="Standard"><text:span text:style-name="T1">View =&gt; </text:span><text:s/>view will receive data from the store and re-render the application.</text:p>
      <text:p text:style-name="Standard"/>
      <text:p text:style-name="Standard"><text:span text:style-name="T1">View =&gt; <text:s/></text:span>Views are plain old React components.</text:p>
      <text:p text:style-name="Standard"/>
      <text:p text:style-name="Standard">Reactjs <text:s/>create a visual DOM which is compare visual DOM data and state (if changes or update) and real DOM. if changes get reactjs updated is actual DOM.</text:p>
      <text:p text:style-name="Standard"/>
      <text:p text:style-name="P3"><text:span text:style-name="Strong_20_Emphasis"><text:span text:style-name="T3">connect</text:span></text:span><text:span text:style-name="T2">(mapStateToProps, mapDispatchToProps)(MyComponent)</text:span> </text:p>
      <text:p text:style-name="Standard"><text:span text:style-name="T1">mapStateToProps =&gt; <text:s text:c="2"/></text:span>mapStateToProps is used for selecting the part of the data from the store <text:s/>that the connected component needs. </text:p>
      <text:list xml:id="list8696799170961896776" text:style-name="L8">
        <text:list-item>
          <text:p text:style-name="P12">It is called every time the store state changes.</text:p>
        </text:list-item>
        <text:list-item>
          <text:p text:style-name="P12">It receives the entire store state, and should return an object of data this component needs.</text:p>
        </text:list-item>
      </text:list>
      <text:p text:style-name="Standard"><text:span text:style-name="T1">mapStateToProps</text:span> should be defined as a function:</text:p>
      <text:p text:style-name="Standard">function <text:span text:style-name="T1">mapStateToProps</text:span>(state, ownProps?){</text:p>
      <text:p text:style-name="Standard">}</text:p>
      <text:p text:style-name="Standard">or</text:p>
      <text:p text:style-name="Standard">const <text:span text:style-name="T1">mapStateToProps</text:span> = (state) =&gt; { } ) </text:p>
      <text:p text:style-name="Standard"/>
      <text:p text:style-name="Standard"><text:span text:style-name="T1">mapDispatchToProps =&gt; </text:span>As the second argument passed in to connect, mapDispatchToProps is used for dispatching actions to the store. <text:s/>dispatch is a function of the Redux store.</text:p>
      <text:p text:style-name="Standard"/>
      <text:p text:style-name="Standard"/>
      <text:p text:style-name="Standard"><text:soft-page-break/>const <text:span text:style-name="T1">mapDispatchToProps</text:span> = dispatch =&gt; {</text:p>
      <text:p text:style-name="Standard"><text:s text:c="2"/>return {</text:p>
      <text:p text:style-name="Standard"><text:s text:c="4"/>// dispatching plain actions</text:p>
      <text:p text:style-name="Standard"><text:s text:c="4"/>increment: () =&gt; dispatch({ type: 'INCREMENT' }),</text:p>
      <text:p text:style-name="Standard"><text:s text:c="4"/>decrement: () =&gt; dispatch({ type: 'DECREMENT' }),</text:p>
      <text:p text:style-name="Standard"><text:s text:c="4"/>reset: () =&gt; dispatch({ type: 'RESET' })</text:p>
      <text:p text:style-name="Standard"><text:s text:c="2"/>}</text:p>
      <text:p text:style-name="Standard">}</text:p>
      <text:p text:style-name="Standard"><text:s/><text:span text:style-name="T1">React Component Life-Cycle</text:span></text:p>
      <text:p text:style-name="P23">In ReactJS, every component creation process involves various lifecycle methods. These lifecycle methods are termed as component's lifecycle. These lifecycle methods are not very complicated and called at various points during a component's life. The lifecycle of the component is divided into four phases. They are:</text:p>
      <text:list xml:id="list3222989495256644352" text:style-name="L14">
        <text:list-item>
          <text:p text:style-name="P24">Initial Phase</text:p>
        </text:list-item>
        <text:list-item>
          <text:p text:style-name="P24">Mounting Phase</text:p>
        </text:list-item>
        <text:list-item>
          <text:p text:style-name="P24">Updating Phase</text:p>
        </text:list-item>
        <text:list-item>
          <text:p text:style-name="P24">Unmounting Phase</text:p>
        </text:list-item>
      </text:list>
      <text:p text:style-name="P23">Each phase contains some lifecycle methods that are specific to the particular phase. Let us discuss each of these phases one by one.</text:p>
      <text:p text:style-name="P1"/>
      <text:p text:style-name="P1">Initial Phase <text:s/>= &gt; <text:span text:style-name="T4">It is the birth phase of the lifecycle of a ReactJS component. Here, the component starts its journey to the DOM. In this phase, a component contains the default Props and initial State. These default properties are done in the constructor of a component. The initial phase only occurs once .</text:span></text:p>
      <text:p text:style-name="P1"/>
      <text:list xml:id="list5340004340754869107" text:style-name="L15">
        <text:list-item>
          <text:p text:style-name="P14">GetDefaultProps() = &gt; <text:span text:style-name="T4">It is used to specify the default value of this.props. It is invoked before the creation of the component or any props from the parent is passed into it.</text:span></text:p>
        </text:list-item>
        <text:list-item>
          <text:p text:style-name="P14">GetInitialState() =&gt; <text:s/><text:span text:style-name="T4">It is used to specify the default value of this.state. It is invoked before the creation of the component.</text:span></text:p>
        </text:list-item>
      </text:list>
      <text:p text:style-name="P1">Mounting Phase =&gt; <text:s/><text:span text:style-name="T4">In this phase, the instance of a component is created and inserted into the DOM. It consists of the following methods.</text:span></text:p>
      <text:p text:style-name="P1"/>
      <text:list xml:id="list2861497648165562123" text:style-name="L16">
        <text:list-item>
          <text:p text:style-name="P15">ComponentWillMount() <text:s/>=&gt; <text:span text:style-name="T4">This is invoked immediately before a component gets rendered into the DOM. In the case, when you call setState() inside this method, the component will not re-rend</text:span>er.</text:p>
        </text:list-item>
        <text:list-item>
          <text:p text:style-name="P15">ComponentDidMount() <text:s/>=&gt; <text:s/><text:span text:style-name="T4">This is invoked immediately after a component gets rendered and placed on the DOM. Now, you can do any DOM querying operations.</text:span></text:p>
        </text:list-item>
        <text:list-item>
          <text:p text:style-name="P15">Render() =&gt; <text:span text:style-name="T4">This method is defined in each and every component. It is responsible for returning a single root HTML node element. If you don't want to render anything, you can return a null or false value.</text:span></text:p>
          <text:p text:style-name="P15"><text:span text:style-name="T4"/></text:p>
        </text:list-item>
      </text:list>
      <text:p text:style-name="P1"><text:soft-page-break/>Updating Phase =&gt; <text:s/><text:span text:style-name="T4">It is the next phase of the lifecycle of a react component. Here, we get new Props and change State. This phase also allows to handle user interaction and provide communication with the components hierarchy. The main aim of this phase is to ensure that the component is displaying the latest version of itself. Unlike the Birth or Death phase, this phase repeats again and again.</text:span></text:p>
      <text:p text:style-name="P1"/>
      <text:list xml:id="list4331018723357732220" text:style-name="L18">
        <text:list-item>
          <text:p text:style-name="P16">ComponentWillRecieveProps() =&gt; <text:span text:style-name="T4">It is invoked when a component receives new props. If you want to update the state in response to prop changes, you should compare this.props and nextProps to perform state transition by using this.setState() method.</text:span></text:p>
        </text:list-item>
        <text:list-item>
          <text:p text:style-name="P16">ShouldComponentUpdate() <text:s/>=&gt; <text:s/><text:span text:style-name="T4">It is invoked when a component decides any changes/updation to the DOM. It allows you to control the component's behavior of updating itself. If this method returns true, the component will update. Otherwise, the component will skip the updating.</text:span></text:p>
        </text:list-item>
        <text:list-item>
          <text:p text:style-name="P16">ComponentWillUpdate() = &gt; <text:span text:style-name="T4">It is invoked just before the component updating occurs. Here, you can't change the component state by invoking this.setState() method. It will not be called, if shouldComponentUpdate() returns false.</text:span></text:p>
        </text:list-item>
        <text:list-item>
          <text:p text:style-name="P16">Render() =&gt; <text:span text:style-name="T4">It is invoked to examine this.props and this.state and return one of the following types: React elements, Arrays and fragments, Booleans or null, String and Number. If shouldComponentUpdate() returns false, the code inside render() will be invoked again to ensure that the component displays itself properly.</text:span></text:p>
        </text:list-item>
        <text:list-item>
          <text:p text:style-name="P16">ComponentDidUpdate() =&gt; <text:span text:style-name="T4">It is invoked immediately after the component updating occurs. In this method, you can put any code inside this which you want to execute once the updating occurs. This method is not invoked for the initial render.</text:span></text:p>
          <text:p text:style-name="P16"><text:span text:style-name="T4"/></text:p>
        </text:list-item>
      </text:list>
      <text:p text:style-name="P1">Unmounting Phase =&gt; <text:span text:style-name="T4">It is the final phase of the react component lifecycle. It is called when a component instance is destroyed and unmounted from the DOM. This phase contains only one method and is given below.</text:span></text:p>
      <text:list xml:id="list8074126978853976220" text:style-name="L19">
        <text:list-item>
          <text:p text:style-name="P17">ComponentWillUnmount() <text:s/>=&gt; <text:span text:style-name="T4">This method is invoked immediately before a component is destroyed and unmounted permanently. It performs any necessary cleanup related task such as invalidating timers, event listener, canceling network requests, or cleaning up DOM elements. If a component instance is unmounted, you cannot mount it again.</text:span></text:p>
        </text:list-item>
      </text:list>
      <text:p text:style-name="P1">React Lists =&gt; <text:span text:style-name="T4">Lists are used to display data in an ordered format and mainly used to display menus on websites. In React.</text:span></text:p>
      <text:p text:style-name="P1">mapStateToProps =&gt;<text:span text:style-name="T4"> The mapStateToProps function is called on every store change, which is the default behavior in the React-Redux library. <text:s/>mapStateToProps function will be called only when the user object changes in our store. </text:span></text:p>
      <text:p text:style-name="P1"><text:span text:style-name="T4"/></text:p>
      <text:p text:style-name="P1">React Higher-Order Components =&gt; <text:span text:style-name="T4">A higher order component function accepts another function as an argument. </text:span></text:p>
      <text:p text:style-name="P1"><text:span text:style-name="T4">or </text:span></text:p>
      <text:p text:style-name="P1">Higher-Order Components =&gt; <text:span text:style-name="T4">A higher-order component is a function that takes a component and returns a new component. A higher-order component (HOC) is an advanced technique in React for reusing component logic.</text:span></text:p>
      <text:p text:style-name="P1"><text:span text:style-name="T4">const </text:span>EnhancedComponent<text:span text:style-name="T4"> <text:s/>= higherOrderComponent(</text:span>WrappedComponent<text:span text:style-name="T4">);</text:span></text:p>
      <text:p text:style-name="P1"><text:soft-page-break/>When Higher-order Components to use?</text:p>
      <text:p text:style-name="P1"><text:span text:style-name="T4">When you’re repeating patterns/logic across components.</text:span></text:p>
      <text:p text:style-name="P1"><text:span text:style-name="T4"/></text:p>
      <text:p text:style-name="P1">connect() =&gt; <text:span text:style-name="T4">The connect() function connects a React component to a Redux store. connect accepts four different parameters, all optional. By convention, they are called: </text:span></text:p>
      <text:p text:style-name="P1">mergeProps <text:s/>and option— optional</text:p>
      <text:p text:style-name="P1">connect<text:span text:style-name="T4">(mapStateToProps, mapDispatchToProps, </text:span>mergeProps<text:span text:style-name="T4">, </text:span>options<text:span text:style-name="T4">)(component);</text:span></text:p>
      <text:p text:style-name="P1"><text:span text:style-name="T4"/></text:p>
      <text:p text:style-name="P1">mapStateToProps =&gt; <text:span text:style-name="T4">Some of these parameters can be a function or an object. However, mapStateToProps needs to be a function.This function does exactly what the name suggests, connect state from the store to corresponding props.</text:span></text:p>
      <text:p text:style-name="P1"><text:span text:style-name="T4">This function will subscribe to the Redux store and any updates will update props automatically. mapStateToProps needs to return an object, where the key is the new prop name to be used in the React app and the value is the name of the reducer function. </text:span></text:p>
      <text:p text:style-name="P1"><text:span text:style-name="T4"/></text:p>
      <text:p text:style-name="P1">mapDispatchToProps =&gt; <text:span text:style-name="T4">mapDispatchToProps can either be a function or an object. Dispatches an action. This is the only way to trigger a state change.</text:span></text:p>
      <text:p text:style-name="P1"><text:span text:style-name="T4">const bindActionsToDispatch = dispatch =&gt; ({</text:span></text:p>
      <text:p text:style-name="P1"><text:span text:style-name="T4"><text:s text:c="4"/></text:span>actionCreator1<text:span text:style-name="T4"> : () =&gt; dispatch(actionCreator1()),</text:span></text:p>
      <text:p text:style-name="P1"><text:span text:style-name="T4"><text:s text:c="4"/></text:span>actionCreator2<text:span text:style-name="T4"> : (e) =&gt; dispatch(actionCreator2(e))</text:span></text:p>
      <text:p text:style-name="P1"><text:span text:style-name="T4"><text:s text:c="2"/>});</text:span></text:p>
      <text:p text:style-name="P1"><text:span text:style-name="T4"/></text:p>
      <text:p text:style-name="P1"/>
      <text:p text:style-name="P1">react redux context =&gt; <text:s/><text:span text:style-name="T4">React Redux uses React's "context" feature to make the Redux store accessible to deeply nested connected components. As of React Redux version 6, this is normally handled by a single default context object instance generated by React.createContext(), called ReactReduxContext. <text:s/>You can pass the context as an option to connect.</text:span></text:p>
      <text:p text:style-name="P23">&lt;Provider <text:span text:style-name="T1">context</text:span>={MyContext} <text:s/>store={store}&gt;</text:p>
      <text:p text:style-name="P23">&lt;App /&gt;</text:p>
      <text:p text:style-name="P23">&lt;/Provider&gt;</text:p>
      <text:p text:style-name="P23">export default connect( mapStatetotProps,mapDispatch,null,{context:MyContext})(MyComponent);</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Monaco, 'Courier New', Courier, monospace"/>
    <style:font-face style:name="OpenSymbol" svg:font-family="OpenSymbo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IN"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master-page-name="">
      <style:paragraph-properties fo:margin-top="0.199cm" fo:margin-bottom="0.199cm" style:line-height-at-least="0.199cm" fo:orphans="2" fo:widows="2" style:page-number="auto"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rmal_20__28_Web_29_" style:display-name="Normal (Web)" style:family="paragraph" style:parent-style-name="Standard" style:default-outline-level="" style:list-style-name="">
      <style:paragraph-properties fo:margin-top="0.176cm" fo:margin-bottom="0.176cm" fo:line-height="100%"/>
      <style:text-properties style:font-name="Times New Roman" fo:font-size="12pt" style:font-name-asian="Times New Roman1" style:font-size-asian="12pt" style:language-asian="en" style:country-asian="IN" style:font-name-complex="Times New Roman1" style:font-size-complex="12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style>
    <style:style style:name="ListLabel_20_2" style:display-name="ListLabel 2" style:family="text">
      <style:text-properties fo:color="#000000" fo:font-size="13.5pt" fo:font-weight="normal" style:font-size-asian="13.5pt" style:font-weight-asian="normal"/>
    </style:style>
    <style:style style:name="ListLabel_20_3" style:display-name="ListLabel 3" style:family="text">
      <style:text-properties fo:color="#000000" fo:font-size="13.5pt" fo:font-weight="normal" style:font-size-asian="13.5pt" style:font-weight-asian="normal"/>
    </style:style>
    <style:style style:name="ListLabel_20_4" style:display-name="ListLabel 4" style:family="text">
      <style:text-properties fo:color="#0000ff"/>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BCL</meta:initial-creator>
    <meta:editing-cycles>58</meta:editing-cycles>
    <meta:creation-date>2017-06-16T11:30:00</meta:creation-date>
    <dc:date>2019-11-23T22:14:14.50</dc:date>
    <meta:editing-duration>P3DT17H52M26S</meta:editing-duration>
    <meta:generator>OpenOffice/4.1.3$Win32 OpenOffice.org_project/413m1$Build-9783</meta:generator>
    <meta:print-date>2018-01-22T13:59:36.07</meta:print-date>
    <meta:document-statistic meta:table-count="0" meta:image-count="0" meta:object-count="0" meta:page-count="10" meta:paragraph-count="246" meta:word-count="2800" meta:character-count="177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